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40000015072141BBC55FE962A.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44cm" fo:margin-top="0cm" fo:margin-bottom="0cm" table:align="center" style:writing-mode="lr-tb"/>
    </style:style>
    <style:style style:name="Table1.A" style:family="table-column">
      <style:table-column-properties style:column-width="4.288cm"/>
    </style:style>
    <style:style style:name="Table1.B" style:family="table-column">
      <style:table-column-properties style:column-width="4.953cm"/>
    </style:style>
    <style:style style:name="Table1.C" style:family="table-column">
      <style:table-column-properties style:column-width="6.003cm"/>
    </style:style>
    <style:style style:name="Table1.1" style:family="table-row">
      <style:table-row-properties fo:keep-together="auto"/>
    </style:style>
    <style:style style:name="Table1.A1" style:family="table-cell">
      <style:table-cell-properties style:vertical-align="middle" fo:background-color="#deebf6" fo:padding-left="0.199cm" fo:padding-right="0.191cm" fo:padding-top="0cm" fo:padding-bottom="0cm" fo:border="0.5pt solid #000000">
        <style:background-image/>
      </style:table-cell-properties>
    </style:style>
    <style:style style:name="Table1.B1" style:family="table-cell">
      <style:table-cell-properties fo:padding-left="0.199cm" fo:padding-right="0.191cm" fo:padding-top="0cm" fo:padding-bottom="0cm" fo:border="0.5pt solid #000000"/>
    </style:style>
    <style:style style:name="Table1.2" style:family="table-row">
      <style:table-row-properties style:min-row-height="0.423cm" fo:keep-together="auto"/>
    </style:style>
    <style:style style:name="Table1.A2" style:family="table-cell">
      <style:table-cell-properties style:vertical-align="middle" fo:background-color="#fff2cc" fo:padding-left="0.199cm" fo:padding-right="0.191cm" fo:padding-top="0cm" fo:padding-bottom="0cm" fo:border="0.5pt solid #000000">
        <style:background-image/>
      </style:table-cell-properties>
    </style:style>
    <style:style style:name="Table1.B2" style:family="table-cell">
      <style:table-cell-properties fo:background-color="#fff2cc" fo:padding-left="0.199cm" fo:padding-right="0.191cm" fo:padding-top="0cm" fo:padding-bottom="0cm" fo:border="0.5pt solid #000000">
        <style:background-image/>
      </style:table-cell-properties>
    </style:style>
    <style:style style:name="Table1.3" style:family="table-row">
      <style:table-row-properties style:min-row-height="0.459cm" fo:keep-together="auto"/>
    </style:style>
    <style:style style:name="Table1.B3" style:family="table-cell">
      <style:table-cell-properties fo:padding-left="0.199cm" fo:padding-right="0.191cm" fo:padding-top="0cm" fo:padding-bottom="0cm" fo:border="0.5pt solid #000000"/>
    </style:style>
    <style:style style:name="Table1.C3" style:family="table-cell">
      <style:table-cell-properties fo:padding-left="0.199cm" fo:padding-right="0.191cm" fo:padding-top="0cm" fo:padding-bottom="0cm" fo:border="0.5pt solid #000000"/>
    </style:style>
    <style:style style:name="Table1.B4" style:family="table-cell">
      <style:table-cell-properties fo:background-color="#deebf6" fo:padding-left="0.199cm" fo:padding-right="0.191cm" fo:padding-top="0cm" fo:padding-bottom="0cm" fo:border="0.5pt solid #000000">
        <style:background-image/>
      </style:table-cell-properties>
    </style:style>
    <style:style style:name="Table1.C4" style:family="table-cell">
      <style:table-cell-properties fo:background-color="#deebf6" fo:padding-left="0.199cm" fo:padding-right="0.191cm" fo:padding-top="0cm" fo:padding-bottom="0cm" fo:border="0.5pt solid #000000">
        <style:background-image/>
      </style:table-cell-properties>
    </style:style>
    <style:style style:name="Table1.5" style:family="table-row">
      <style:table-row-properties style:min-row-height="1.411cm" fo:keep-together="auto"/>
    </style:style>
    <style:style style:name="Table1.A5" style:family="table-cell">
      <style:table-cell-properties style:vertical-align="middle" fo:background-color="#d9e2f3" fo:padding-left="0.199cm" fo:padding-right="0.191cm" fo:padding-top="0cm" fo:padding-bottom="0cm" fo:border="0.5pt solid #000000">
        <style:background-image/>
      </style:table-cell-properties>
    </style:style>
    <style:style style:name="Table1.B5" style:family="table-cell">
      <style:table-cell-properties fo:padding-left="0.199cm" fo:padding-right="0.191cm" fo:padding-top="0cm" fo:padding-bottom="0cm" fo:border="0.5pt solid #000000"/>
    </style:style>
    <style:style style:name="Table1.C5" style:family="table-cell">
      <style:table-cell-properties fo:padding-left="0.199cm" fo:padding-right="0.191cm" fo:padding-top="0cm" fo:padding-bottom="0cm" fo:border="0.5pt solid #000000"/>
    </style:style>
    <style:style style:name="Table1.A6" style:family="table-cell">
      <style:table-cell-properties style:vertical-align="bottom" fo:background-color="#d9e2f3" fo:padding-left="0.199cm" fo:padding-right="0.191cm" fo:padding-top="0cm" fo:padding-bottom="0cm" fo:border="0.5pt solid #000000">
        <style:background-image/>
      </style:table-cell-properties>
    </style:style>
    <style:style style:name="Table1.B6" style:family="table-cell">
      <style:table-cell-properties fo:padding-left="0.199cm" fo:padding-right="0.191cm" fo:padding-top="0cm" fo:padding-bottom="0cm" fo:border="0.5pt solid #000000"/>
    </style:style>
    <style:style style:name="Table1.B7" style:family="table-cell">
      <style:table-cell-properties fo:background-color="#fff2cc" fo:padding-left="0.199cm" fo:padding-right="0.191cm" fo:padding-top="0cm" fo:padding-bottom="0cm" fo:border="0.5pt solid #000000">
        <style:background-image/>
      </style:table-cell-properties>
    </style:style>
    <style:style style:name="Table1.B8" style:family="table-cell">
      <style:table-cell-properties fo:background-color="#deebf6" fo:padding-left="0.199cm" fo:padding-right="0.191cm" fo:padding-top="0cm" fo:padding-bottom="0cm" fo:border="0.5pt solid #000000">
        <style:background-image/>
      </style:table-cell-properties>
    </style:style>
    <style:style style:name="Table1.B9" style:family="table-cell">
      <style:table-cell-properties fo:background-color="#deebf6" fo:padding-left="0.199cm" fo:padding-right="0.191cm" fo:padding-top="0cm" fo:padding-bottom="0cm" fo:border="0.5pt solid #000000">
        <style:background-image/>
      </style:table-cell-properties>
    </style:style>
    <style:style style:name="Table1.B10" style:family="table-cell">
      <style:table-cell-properties fo:background-color="#fff2cc" fo:padding-left="0.199cm" fo:padding-right="0.191cm" fo:padding-top="0cm" fo:padding-bottom="0cm" fo:border="0.5pt solid #000000">
        <style:background-image/>
      </style:table-cell-properties>
    </style:style>
    <style:style style:name="Table1.11" style:family="table-row">
      <style:table-row-properties style:min-row-height="4.233cm" fo:keep-together="auto"/>
    </style:style>
    <style:style style:name="Table1.B11" style:family="table-cell">
      <style:table-cell-properties fo:padding-left="0.199cm" fo:padding-right="0.191cm" fo:padding-top="0cm" fo:padding-bottom="0cm" fo:border="0.5pt solid #000000"/>
    </style:style>
    <style:style style:name="Table1.B12" style:family="table-cell">
      <style:table-cell-properties fo:background-color="#fff2cc" fo:padding-left="0.199cm" fo:padding-right="0.191cm" fo:padding-top="0cm" fo:padding-bottom="0cm" fo:border="0.5pt solid #000000">
        <style:background-image/>
      </style:table-cell-properties>
    </style:style>
    <style:style style:name="Table1.13" style:family="table-row">
      <style:table-row-properties style:min-row-height="4.269cm" fo:keep-together="auto"/>
    </style:style>
    <style:style style:name="Table1.B13" style:family="table-cell">
      <style:table-cell-properties fo:padding-left="0.199cm" fo:padding-right="0.191cm" fo:padding-top="0cm" fo:padding-bottom="0cm" fo:border="0.5pt solid #000000"/>
    </style:style>
    <style:style style:name="Table1.14" style:family="table-row">
      <style:table-row-properties style:min-row-height="0.564cm" fo:keep-together="auto"/>
    </style:style>
    <style:style style:name="Table1.B14" style:family="table-cell">
      <style:table-cell-properties fo:background-color="#fff2cc" fo:padding-left="0.199cm" fo:padding-right="0.191cm" fo:padding-top="0cm" fo:padding-bottom="0cm" fo:border="0.5pt solid #000000">
        <style:background-image/>
      </style:table-cell-properties>
    </style:style>
    <style:style style:name="Table1.15" style:family="table-row">
      <style:table-row-properties style:min-row-height="0.635cm" fo:keep-together="auto"/>
    </style:style>
    <style:style style:name="Table1.B15" style:family="table-cell">
      <style:table-cell-properties fo:padding-left="0.199cm" fo:padding-right="0.191cm" fo:padding-top="0cm" fo:padding-bottom="0cm" fo:border="0.5pt solid #000000"/>
    </style:style>
    <style:style style:name="Table1.16" style:family="table-row">
      <style:table-row-properties style:min-row-height="0.318cm" fo:keep-together="auto"/>
    </style:style>
    <style:style style:name="Table1.B16" style:family="table-cell">
      <style:table-cell-properties fo:background-color="#fff2cc" fo:padding-left="0.199cm" fo:padding-right="0.191cm" fo:padding-top="0cm" fo:padding-bottom="0cm" fo:border="0.5pt solid #000000">
        <style:background-image/>
      </style:table-cell-properties>
    </style:style>
    <style:style style:name="Table1.B17" style:family="table-cell">
      <style:table-cell-properties fo:background-color="#ffffff" fo:padding-left="0.199cm" fo:padding-right="0.191cm" fo:padding-top="0cm" fo:padding-bottom="0cm" fo:border="0.5pt solid #000000">
        <style:background-image/>
      </style:table-cell-properties>
    </style:style>
    <style:style style:name="Table1.B18" style:family="table-cell">
      <style:table-cell-properties fo:background-color="#fff2cc" fo:padding-left="0.199cm" fo:padding-right="0.191cm" fo:padding-top="0cm" fo:padding-bottom="0cm" fo:border="0.5pt solid #000000">
        <style:background-image/>
      </style:table-cell-properties>
    </style:style>
    <style:style style:name="Table1.19" style:family="table-row">
      <style:table-row-properties style:min-row-height="15.699cm" fo:keep-together="auto"/>
    </style:style>
    <style:style style:name="Table1.B19" style:family="table-cell">
      <style:table-cell-properties fo:padding-left="0.199cm" fo:padding-right="0.191cm" fo:padding-top="0cm" fo:padding-bottom="0cm" fo:border="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variant="small-caps"/>
    </style:style>
    <style:style style:name="P3" style:family="paragraph" style:parent-style-name="Standard">
      <style:paragraph-properties fo:text-align="center" style:justify-single-word="false"/>
      <style:text-properties fo:font-variant="small-caps"/>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style:text-properties fo:font-size="14pt" style:font-size-asian="14pt" style:font-size-complex="14pt"/>
    </style:style>
    <style:style style:name="P6" style:family="paragraph" style:parent-style-name="Standard">
      <style:paragraph-properties fo:margin-top="0cm" fo:margin-bottom="0cm" loext:contextual-spacing="false" fo:line-height="100%"/>
      <style:text-properties fo:font-size="14pt" fo:font-weight="bold" style:font-size-asian="14pt" style:font-weight-asian="bold" style:font-size-complex="14pt"/>
    </style:style>
    <style:style style:name="P7" style:family="paragraph" style:parent-style-name="Standard">
      <style:paragraph-properties fo:margin-top="0cm" fo:margin-bottom="0cm" loext:contextual-spacing="false" fo:line-height="100%" fo:padding="0cm" fo:border="none">
        <style:tab-stops>
          <style:tab-stop style:position="8.255cm" style:type="center"/>
          <style:tab-stop style:position="16.51cm" style:type="right"/>
        </style:tab-stops>
      </style:paragraph-properties>
    </style:style>
    <style:style style:name="P8" style:family="paragraph" style:parent-style-name="Standard">
      <style:paragraph-properties fo:margin-top="0cm" fo:margin-bottom="0cm" loext:contextual-spacing="false" fo:line-height="100%" fo:text-align="center" style:justify-single-word="false" fo:padding="0cm" fo:border="none">
        <style:tab-stops>
          <style:tab-stop style:position="8.255cm" style:type="center"/>
          <style:tab-stop style:position="16.51cm" style:type="right"/>
        </style:tab-stops>
      </style:paragraph-properties>
    </style:style>
    <style:style style:name="P9" style:family="paragraph" style:parent-style-name="Standard">
      <style:paragraph-properties fo:margin-top="0cm" fo:margin-bottom="0cm" loext:contextual-spacing="false" fo:line-height="100%" fo:text-align="center" style:justify-single-word="false" fo:padding="0cm" fo:border="none">
        <style:tab-stops>
          <style:tab-stop style:position="8.255cm" style:type="center"/>
          <style:tab-stop style:position="16.51cm" style:type="right"/>
        </style:tab-stops>
      </style:paragraph-properties>
      <style:text-properties fo:color="#000000" fo:font-size="16pt" style:font-size-asian="16pt" style:font-size-complex="16pt"/>
    </style:style>
    <style:style style:name="P10" style:family="paragraph" style:parent-style-name="Standard" style:master-page-name="Standard">
      <style:paragraph-properties fo:margin-top="0cm" fo:margin-bottom="0cm" loext:contextual-spacing="false" fo:line-height="100%" fo:text-align="center" style:justify-single-word="false" style:page-number="1"/>
    </style:style>
    <style:style style:name="P11" style:family="paragraph">
      <loext:graphic-properties draw:fill="solid" draw:fill-color="#ffffff" draw:opacity="0%"/>
      <style:paragraph-properties fo:text-align="start"/>
    </style:style>
    <style:style style:name="P12" style:family="paragraph">
      <loext:graphic-properties draw:fill="solid" draw:fill-color="#5b9bd5"/>
      <style:paragraph-properties fo:text-align="start"/>
    </style:style>
    <style:style style:name="P13" style:family="paragraph">
      <loext:graphic-properties draw:fill="bitmap" draw:fill-image-name="msFillBitmap_20_1" style:repeat="stretch"/>
      <style:paragraph-properties fo:text-align="start"/>
    </style:style>
    <style:style style:name="P14" style:family="paragraph">
      <style:paragraph-properties fo:margin-top="0cm" fo:margin-bottom="0cm" fo:line-height="100%" fo:text-align="start"/>
    </style:style>
    <style:style style:name="P15" style:family="paragraph">
      <loext:graphic-properties draw:fill="none"/>
      <style:paragraph-properties fo:margin-top="0cm" fo:margin-bottom="0cm" fo:line-height="100%" fo:text-align="start"/>
    </style:style>
    <style:style style:name="T1" style:family="text">
      <style:text-properties fo:font-size="14pt" style:font-size-asian="14pt" style:font-size-complex="14pt"/>
    </style:style>
    <style:style style:name="T2" style:family="text">
      <style:text-properties fo:color="#000000" style:font-name="Times New Roman" fo:font-size="12pt" style:font-name-asian="Times New Roman1" style:font-size-asian="12pt" style:font-name-complex="Times New Roman1" style:font-size-complex="12pt"/>
    </style:style>
    <style:style style:name="T3" style:family="text">
      <style:text-properties fo:color="#000000" fo:font-size="16pt" fo:font-weight="bold" style:font-size-asian="16pt" style:font-weight-asian="bold" style:font-size-complex="16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fo:font-variant="small-caps"/>
    </style:style>
    <style:style style:name="T6" style:family="text">
      <style:text-properties fo:font-weight="bold" style:font-weight-asian="bold"/>
    </style:style>
    <style:style style:name="T7" style:family="text">
      <style:text-properties officeooo:rsid="0010221d"/>
    </style:style>
    <style:style style:name="T8"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fo:margin-left="0.318cm" fo:margin-right="0.318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svg:stroke-width="0.035cm" draw:stroke-linejoin="miter" draw:fill="solid" draw:fill-color="#ffffff" draw:opacity="0%" draw:textarea-vertical-align="middle" draw:auto-grow-height="false" draw:fit-to-size="false" style:shrink-to-fit="false" fo:min-height="1.838cm" fo:min-width="4.217cm" fo:padding-top="0.127cm" fo:padding-bottom="0.127cm" fo:padding-left="0.254cm" fo:padding-right="0.254cm" fo:wrap-option="wrap" style:run-through="background"/>
    </style:style>
    <style:style style:name="gr4" style:family="graphic">
      <style:graphic-properties draw:stroke="none" svg:stroke-width="0.035cm" draw:stroke-linejoin="miter" draw:fill="solid" draw:fill-color="#5b9bd5" draw:textarea-vertical-align="middle" draw:auto-grow-height="false" draw:fit-to-size="false" style:shrink-to-fit="false" fo:min-height="1.819cm" fo:min-width="3.558cm" fo:padding-top="0.127cm" fo:padding-bottom="0.127cm" fo:padding-left="0.254cm" fo:padding-right="0.254cm" fo:wrap-option="wrap" style:run-through="background"/>
    </style:style>
    <style:style style:name="gr5" style:family="graphic">
      <style:graphic-properties draw:stroke="solid" svg:stroke-width="0.035cm" svg:stroke-color="#ffffff" draw:stroke-linejoin="miter" draw:fill="bitmap" draw:fill-image-name="msFillBitmap_20_1" style:repeat="stretch" draw:textarea-vertical-align="middle" draw:auto-grow-height="false" draw:fit-to-size="false" style:shrink-to-fit="false" fo:min-height="1.838cm" fo:min-width="3.582cm" fo:padding-top="0.127cm" fo:padding-bottom="0.127cm" fo:padding-left="0.254cm" fo:padding-right="0.254cm" fo:wrap-option="wrap" fo:clip="rect(0cm, 0cm, 0cm, 0cm)" style:run-through="background"/>
    </style:style>
    <style:style style:name="gr6" style:family="graphic">
      <style:graphic-properties draw:stroke="none" svg:stroke-width="0.018cm" draw:fill="none" draw:textarea-vertical-align="middle" draw:auto-grow-height="false" draw:fit-to-size="false" style:shrink-to-fit="false" fo:min-height="0.258cm" fo:min-width="0.709cm" fo:padding-top="0.254cm" fo:padding-bottom="0.254cm" fo:padding-left="0.254cm" fo:padding-right="0.254cm"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_GoBack"/><text:span text:style-name="T1">Minor Project- Report</text:span></text:p>
      <text:p text:style-name="P4"><text:span text:style-name="T1">Aug-2019-2020</text:span></text:p>
      <text:p text:style-name="P5"/>
      <text:p text:style-name="P7"><text:span text:style-name="T2">Course Faculty: <text:s text:c="4"/>Prof</text:span><text:span text:style-name="T4">. Anupama VP</text:span><text:span text:style-name="T2"> <text:s text:c="30"/><text:tab/> <text:s text:c="12"/></text:span></text:p>
      <text:p text:style-name="P7"><text:span text:style-name="T2"><text:s/>Course Name &amp; code: DBMS and 18C</text:span><text:span text:style-name="T4">S4DCDBM</text:span><text:span text:style-name="T2"><text:tab/></text:span></text:p>
      <text:p text:style-name="P7"><text:span text:style-name="T2">Semester:Fourth<text:tab/> <text:s text:c="48"/>Date:</text:span></text:p>
      <text:p text:style-name="P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
            <text:p text:style-name="P1">TITLE OF THE PROJECT</text:p>
            <text:p text:style-name="P1"/>
          </table:table-cell>
          <table:table-cell table:style-name="Table1.B1" table:number-columns-spanned="2" office:value-type="string">
            <text:p text:style-name="Standard">Restaurant <text:s/>Reservation and Management System</text:p>
          </table:table-cell>
          <table:covered-table-cell/>
        </table:table-row>
        <table:table-row table:style-name="Table1.2">
          <table:table-cell table:style-name="Table1.A2" office:value-type="string">
            <text:p text:style-name="P1"/>
          </table:table-cell>
          <table:table-cell table:style-name="Table1.B2" table:number-columns-spanned="2" office:value-type="string">
            <text:p text:style-name="Standard"/>
          </table:table-cell>
          <table:covered-table-cell/>
        </table:table-row>
        <table:table-row table:style-name="Table1.3">
          <table:table-cell table:style-name="Table1.A1" office:value-type="string">
            <text:p text:style-name="P1"/>
            <text:p text:style-name="P1">STUDENT NAME</text:p>
            <text:p text:style-name="P1"/>
          </table:table-cell>
          <table:table-cell table:style-name="Table1.B3" office:value-type="string">
            <text:p text:style-name="Standard"/>
            <text:p text:style-name="Standard">Oindrila Banerjee</text:p>
            <text:p text:style-name="Standard"/>
            <text:p text:style-name="Standard"/>
          </table:table-cell>
          <table:table-cell table:style-name="Table1.C3" office:value-type="string">
            <text:p text:style-name="Standard"/>
            <text:p text:style-name="Standard">Kanishka Shah</text:p>
          </table:table-cell>
        </table:table-row>
        <table:table-row table:style-name="Table1.3">
          <table:table-cell table:style-name="Table1.A1" office:value-type="string">
            <text:p text:style-name="P1">USN</text:p>
          </table:table-cell>
          <table:table-cell table:style-name="Table1.B4" office:value-type="string">
            <text:p text:style-name="Standard">1DS18CS085</text:p>
          </table:table-cell>
          <table:table-cell table:style-name="Table1.C4" office:value-type="string">
            <text:p text:style-name="Standard">1DS18CS055</text:p>
          </table:table-cell>
        </table:table-row>
        <table:table-row table:style-name="Table1.5">
          <table:table-cell table:style-name="Table1.A5" office:value-type="string">
            <text:p text:style-name="P1"/>
            <text:p text:style-name="P1"/>
            <text:p text:style-name="P1">INDIVIDUAL</text:p>
            <text:p text:style-name="P1">CONTRIBUTION</text:p>
            <text:p text:style-name="P1"/>
            <text:p text:style-name="P1"/>
          </table:table-cell>
          <table:table-cell table:style-name="Table1.B5" office:value-type="string">
            <text:p text:style-name="Standard"/>
            <text:p text:style-name="Standard">MONGO DB datsbase is used and Node JS is used for back end. </text:p>
          </table:table-cell>
          <table:table-cell table:style-name="Table1.C5" office:value-type="string">
            <text:p text:style-name="Standard"/>
            <text:p text:style-name="Standard">Front End using HTML, CSS, JAVASCRIPT. </text:p>
          </table:table-cell>
        </table:table-row>
        <table:table-row table:style-name="Table1.1">
          <table:table-cell table:style-name="Table1.A6" office:value-type="string">
            <text:p text:style-name="P1"/>
            <text:p text:style-name="P1">GUIDE</text:p>
            <text:p text:style-name="P1"/>
          </table:table-cell>
          <table:table-cell table:style-name="Table1.B6" table:number-columns-spanned="2" office:value-type="string">
            <text:p text:style-name="Standard"><text:s/>Prof. <text:span text:style-name="T7">Ravichandran Halehalli</text:span></text:p>
          </table:table-cell>
          <table:covered-table-cell/>
        </table:table-row>
        <table:table-row table:style-name="Table1.1">
          <table:table-cell table:style-name="Table1.A2" office:value-type="string">
            <text:p text:style-name="P1"/>
          </table:table-cell>
          <table:table-cell table:style-name="Table1.B7" table:number-columns-spanned="2" office:value-type="string">
            <text:p text:style-name="Standard"/>
          </table:table-cell>
          <table:covered-table-cell/>
        </table:table-row>
        <table:table-row table:style-name="Table1.1">
          <table:table-cell table:style-name="Table1.A1" office:value-type="string">
            <text:p text:style-name="P1"><text:span text:style-name="T5">PROJECT ABSTRACT :</text:span></text:p>
          </table:table-cell>
          <table:table-cell table:style-name="Table1.B8" table:number-columns-spanned="2" office:value-type="string">
            <text:p text:style-name="Standard"><text:span text:style-name="T6">PROBLEM STATEMENT:</text:span></text:p>
            <text:p text:style-name="Standard">Problems are faced by customer when they try to book their tables as they walk in instead of booking a table before hand. </text:p>
            <text:p text:style-name="Standard"/>
            <text:p text:style-name="Standard"><text:span text:style-name="T6">OBJECTIVE AND AIM:</text:span></text:p>
            <text:p text:style-name="Standard">The objective is create a restaurant reservation and management system using which the customer can book a table beforehand. If <text:soft-page-break/>reservation is not possible then the tables are not reserved. This project also generates the bill for every reservation done. We are using Node js for backend Mongo DB as database and HTML, CSS AND JAVASCRIPT as front end. </text:p>
            <text:p text:style-name="Standard"/>
            <text:p text:style-name="Standard"/>
            <text:p text:style-name="Standard"/>
            <text:p text:style-name="Standard"/>
            <text:p text:style-name="Standard"/>
            <text:p text:style-name="Standard"/>
          </table:table-cell>
          <table:covered-table-cell/>
        </table:table-row>
        <table:table-row table:style-name="Table1.1">
          <table:table-cell table:style-name="Table1.A1" office:value-type="string">
            <text:p text:style-name="P1"><text:span text:style-name="T5">PLATFORM USED</text:span></text:p>
            <text:p text:style-name="P1"><text:span text:style-name="T5">(H/W &amp; S/W TOOLS TO BE USED</text:span></text:p>
          </table:table-cell>
          <table:table-cell table:style-name="Table1.B9" table:number-columns-spanned="2" office:value-type="string">
            <text:p text:style-name="Standard"/>
            <text:p text:style-name="Standard">Visual Studio code, mongo DB</text:p>
            <text:p text:style-name="Standard"/>
          </table:table-cell>
          <table:covered-table-cell/>
        </table:table-row>
        <table:table-row table:style-name="Table1.1">
          <table:table-cell table:style-name="Table1.A2" office:value-type="string">
            <text:p text:style-name="P3"/>
          </table:table-cell>
          <table:table-cell table:style-name="Table1.B10" table:number-columns-spanned="2" office:value-type="string">
            <text:p text:style-name="Standard"/>
          </table:table-cell>
          <table:covered-table-cell/>
        </table:table-row>
        <table:table-row table:style-name="Table1.11">
          <table:table-cell table:style-name="Table1.A5" office:value-type="string">
            <text:p text:style-name="P1"><text:span text:style-name="T5">INTRODUCTION</text:span></text:p>
          </table:table-cell>
          <table:table-cell table:style-name="Table1.B11" table:number-columns-spanned="2" office:value-type="string">
            <text:p text:style-name="Standard"/>
            <text:p text:style-name="Standard"/>
            <text:p text:style-name="Standard"/>
            <text:p text:style-name="Standard"/>
            <text:p text:style-name="Standard"/>
            <text:p text:style-name="Standard">This project is a Restaurant reservation and management system. It deals with the reservations done by <text:s/>a <text:s/>particular customer and manages the same. The restaurant reservation is useful as it leads to the convenience of the customer. Each customer is entitled to book his reservation beforehand. </text:p>
            <text:p text:style-name="Standard">The customer can book a reservation and cancel it anytime.</text:p>
            <text:p text:style-name="Standard">In our project:</text:p>
            <text:p text:style-name="Standard">The customer needs to provide his name and phone number to reserve the tables in the restaurant. The customer is able to check his reservation and query about it's order and bill. </text:p>
            <text:p text:style-name="Standard">Each reservation will have no number of order placed by the customer. The time of reservation will also be stored. </text:p>
            <text:p text:style-name="Standard">For every reservation there are several orders placed by the customer and each and every reservation generates a particular bill. </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table-row>
        <table:table-row table:style-name="Table1.3">
          <table:table-cell table:style-name="Table1.A2" office:value-type="string">
            <text:p text:style-name="P3"/>
          </table:table-cell>
          <table:table-cell table:style-name="Table1.B12" table:number-columns-spanned="2" office:value-type="string">
            <text:p text:style-name="Standard"/>
          </table:table-cell>
          <table:covered-table-cell/>
        </table:table-row>
        <table:table-row table:style-name="Table1.13">
          <table:table-cell table:style-name="Table1.A5" office:value-type="string">
            <text:p text:style-name="P1"><text:span text:style-name="T5">DESIGN</text:span></text:p>
            <text:p text:style-name="P3"/>
          </table:table-cell>
          <table:table-cell table:style-name="Table1.B13" table:number-columns-spanned="2" office:value-type="string">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table-row>
        <table:table-row table:style-name="Table1.14">
          <table:table-cell table:style-name="Table1.A2" office:value-type="string">
            <text:p text:style-name="P2"/>
          </table:table-cell>
          <table:table-cell table:style-name="Table1.B14" table:number-columns-spanned="2" office:value-type="string">
            <text:p text:style-name="Standard"/>
          </table:table-cell>
          <table:covered-table-cell/>
        </table:table-row>
        <table:table-row table:style-name="Table1.15">
          <table:table-cell table:style-name="Table1.A5" office:value-type="string">
            <text:p text:style-name="P1"><text:span text:style-name="T5">PROJECT SOURCE CODE LINK (GITHUB/ GOOGLE DRIVE)</text:span></text:p>
          </table:table-cell>
          <table:table-cell table:style-name="Table1.B15" table:number-columns-spanned="2" office:value-type="string">
            <text:p text:style-name="Standard"><text:s text:c="283"/></text:p>
          </table:table-cell>
          <table:covered-table-cell/>
        </table:table-row>
        <table:table-row table:style-name="Table1.16">
          <table:table-cell table:style-name="Table1.A2" office:value-type="string">
            <text:p text:style-name="P2"/>
          </table:table-cell>
          <table:table-cell table:style-name="Table1.B16" table:number-columns-spanned="2" office:value-type="string">
            <text:p text:style-name="Standard"/>
          </table:table-cell>
          <table:covered-table-cell/>
        </table:table-row>
        <table:table-row table:style-name="Table1.16">
          <table:table-cell table:style-name="Table1.A1" office:value-type="string">
            <text:p text:style-name="P1"><text:span text:style-name="T5">CONCLUSION /FUTURE ENHANCEMENT</text:span></text:p>
          </table:table-cell>
          <table:table-cell table:style-name="Table1.B17" table:number-columns-spanned="2" office:value-type="string">
            <text:p text:style-name="Standard"/>
            <text:p text:style-name="Standard"/>
            <text:p text:style-name="Standard"/>
            <text:p text:style-name="Standard"><text:bookmark text:name="_gjdgxs"/></text:p>
            <text:p text:style-name="Standard"/>
            <text:p text:style-name="Standard"/>
          </table:table-cell>
          <table:covered-table-cell/>
        </table:table-row>
        <text:soft-page-break/>
        <table:table-row table:style-name="Table1.16">
          <table:table-cell table:style-name="Table1.A2" office:value-type="string">
            <text:p text:style-name="P2"/>
          </table:table-cell>
          <table:table-cell table:style-name="Table1.B18" table:number-columns-spanned="2" office:value-type="string">
            <text:p text:style-name="Standard"/>
          </table:table-cell>
          <table:covered-table-cell/>
        </table:table-row>
        <table:table-row table:style-name="Table1.19">
          <table:table-cell table:style-name="Table1.A5" office:value-type="string">
            <text:p text:style-name="Standard">U<text:span text:style-name="T5">I SCREENSHOTS </text:span></text:p>
          </table:table-cell>
          <table:table-cell table:style-name="Table1.B19" table:number-columns-spanned="2" office:value-type="string">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Lohit Devanagari1" svg:font-family="'Lohit Devanagari'"/>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fill-image draw:name="msFillBitmap_20_1" draw:display-name="msFillBitmap 1" xlink:href="Pictures/10000201000001E40000015072141BBC55FE962A.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2" style:font-size-asian="11pt" style:language-asian="en" style:country-asian="IN" style:font-name-complex="Calibri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2" style:font-size-asian="11pt" style:language-asian="en" style:country-asian="IN"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212cm"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loext: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847cm" fo:margin-bottom="0.212cm" loext:contextual-spacing="false" fo:keep-together="always" fo:keep-with-next="always"/>
      <style:text-properties fo:font-size="36pt" fo:font-weight="bold" style:font-size-asian="36pt" style:font-weight-asian="bold" style:font-size-complex="36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 style:class="chapter">
      <style:paragraph-properties fo:margin-top="0.635cm" fo:margin-bottom="0.141cm"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cm" fo:margin-bottom="0cm" loext:contextual-spacing="false" fo:line-height="100%" fo:text-align="center" style:justify-single-word="false" fo:padding="0cm" fo:border="none">
        <style:tab-stops>
          <style:tab-stop style:position="8.255cm" style:type="center"/>
          <style:tab-stop style:position="16.51cm" style:type="right"/>
        </style:tab-stops>
      </style:paragraph-properties>
      <style:text-properties fo:color="#000000" fo:font-size="16pt" style:font-size-asian="16pt" style:font-size-complex="16pt"/>
    </style:style>
    <style:style style:name="MP2" style:family="paragraph">
      <loext:graphic-properties draw:fill="solid" draw:fill-color="#ffffff" draw:opacity="0%"/>
      <style:paragraph-properties fo:text-align="start"/>
    </style:style>
    <style:style style:name="MP3" style:family="paragraph">
      <loext:graphic-properties draw:fill="solid" draw:fill-color="#5b9bd5"/>
      <style:paragraph-properties fo:text-align="start"/>
    </style:style>
    <style:style style:name="MP4" style:family="paragraph">
      <loext:graphic-properties draw:fill="bitmap" draw:fill-image-name="msFillBitmap_20_1" style:repeat="stretch"/>
      <style:paragraph-properties fo:text-align="start"/>
    </style:style>
    <style:style style:name="MP5" style:family="paragraph">
      <style:paragraph-properties fo:margin-top="0cm" fo:margin-bottom="0cm" fo:line-height="100%" fo:text-align="start"/>
    </style:style>
    <style:style style:name="MP6" style:family="paragraph">
      <loext:graphic-properties draw:fill="none"/>
      <style:paragraph-properties fo:margin-top="0cm" fo:margin-bottom="0cm" fo:line-height="100%" fo:text-align="start"/>
    </style:style>
    <style:style style:name="MP7" style:family="paragraph" style:parent-style-name="Standard">
      <style:paragraph-properties fo:margin-top="0cm" fo:margin-bottom="0cm" loext:contextual-spacing="false" fo:line-height="100%" fo:text-align="center" style:justify-single-word="false" fo:padding="0cm" fo:border="none">
        <style:tab-stops>
          <style:tab-stop style:position="8.255cm" style:type="center"/>
          <style:tab-stop style:position="16.51cm" style:type="right"/>
        </style:tab-stops>
      </style:paragraph-properties>
    </style:style>
    <style:style style:name="MT1" style:family="text">
      <style:text-properties fo:font-variant="normal" fo:text-transform="none" fo:color="#ffffff"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 style:family="text">
      <style:text-properties fo:color="#000000" fo:font-size="16pt" fo:font-weight="bold" style:font-size-asian="16pt" style:font-weight-asian="bold" style:font-size-complex="16pt"/>
    </style:style>
    <style:style style:name="Mgr1" style:family="graphic">
      <style:graphic-properties fo:margin-left="0.318cm" fo:margin-right="0.318cm" fo:margin-top="0cm" fo:margin-bottom="0.07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svg:stroke-width="0.035cm" draw:stroke-linejoin="miter" draw:fill="solid" draw:fill-color="#ffffff" draw:opacity="0%" draw:textarea-vertical-align="middle" draw:auto-grow-height="false" draw:fit-to-size="false" style:shrink-to-fit="false" fo:min-height="1.838cm" fo:min-width="4.217cm" fo:padding-top="0.127cm" fo:padding-bottom="0.127cm" fo:padding-left="0.254cm" fo:padding-right="0.254cm" fo:wrap-option="wrap" style:run-through="background"/>
    </style:style>
    <style:style style:name="Mgr4" style:family="graphic">
      <style:graphic-properties draw:stroke="none" svg:stroke-width="0.035cm" draw:stroke-linejoin="miter" draw:fill="solid" draw:fill-color="#5b9bd5" draw:textarea-vertical-align="middle" draw:auto-grow-height="false" draw:fit-to-size="false" style:shrink-to-fit="false" fo:min-height="1.819cm" fo:min-width="3.558cm" fo:padding-top="0.127cm" fo:padding-bottom="0.127cm" fo:padding-left="0.254cm" fo:padding-right="0.254cm" fo:wrap-option="wrap" style:run-through="background"/>
    </style:style>
    <style:style style:name="Mgr5" style:family="graphic">
      <style:graphic-properties draw:stroke="solid" svg:stroke-width="0.035cm" svg:stroke-color="#ffffff" draw:stroke-linejoin="miter" draw:fill="bitmap" draw:fill-image-name="msFillBitmap_20_1" style:repeat="stretch" draw:textarea-vertical-align="middle" draw:auto-grow-height="false" draw:fit-to-size="false" style:shrink-to-fit="false" fo:min-height="1.838cm" fo:min-width="3.582cm" fo:padding-top="0.127cm" fo:padding-bottom="0.127cm" fo:padding-left="0.254cm" fo:padding-right="0.254cm" fo:wrap-option="wrap" fo:clip="rect(0cm, 0cm, 0cm, 0cm)" style:run-through="background"/>
    </style:style>
    <style:style style:name="Mgr6" style:family="graphic">
      <style:graphic-properties draw:stroke="none" svg:stroke-width="0.018cm" draw:fill="none" draw:textarea-vertical-align="middle" draw:auto-grow-height="false" draw:fit-to-size="false" style:shrink-to-fit="false" fo:min-height="0.258cm" fo:min-width="0.709cm" fo:padding-top="0.254cm" fo:padding-bottom="0.254cm" fo:padding-left="0.254cm" fo:padding-right="0.254cm" fo:wrap-option="wrap" style:run-through="background"/>
    </style:style>
    <style:page-layout style:name="Mpm1">
      <style:page-layout-properties fo:page-width="21.59cm" fo:page-height="27.94cm" style:num-format="1" style:print-orientation="portrait" fo:margin-top="0.318cm" fo:margin-bottom="1.429cm" fo:margin-left="2.54cm" fo:margin-right="2.54cm" style:writing-mode="lr-tb" style:layout-grid-color="#c0c0c0" style:layout-grid-lines="2381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381cm" fo:margin-left="0cm" fo:margin-right="0cm" fo:margin-bottom="2.281cm" style:dynamic-spacing="true"/>
      </style:header-style>
      <style:footer-style/>
    </style:page-layout>
  </office:automatic-styles>
  <office:master-styles>
    <style:master-page style:name="Standard" style:page-layout-name="Mpm1">
      <style:header>
        <text:p text:style-name="MP1"><draw:g text:anchor-type="paragraph" draw:z-index="5" draw:name="Group 168" draw:style-name="Mgr1"><draw:g draw:name="Group 1" draw:style-name="Mgr2"><draw:custom-shape draw:name="Rectangle 2" draw:style-name="Mgr3" draw:text-style-name="MP2" svg:width="4.724cm" svg:height="2.091cm" svg:x="14.157cm" svg:y="0.0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Freeform: Shape 3" draw:style-name="Mgr4" draw:text-style-name="MP3" svg:width="4.065cm" svg:height="2.072cm" svg:x="14.157cm" svg:y="0.019cm"><text:p/><draw:enhanced-geometry draw:mirror-horizontal="false" draw:mirror-vertical="false" drawooo:sub-view-size="1462822 1014481" draw:text-areas="0 0 ?f20 ?f21" svg:viewBox="0 0 0 0" draw:type="ooxml-non-primitive" draw:enhanced-path="M 0 0 L 1462822 0 1462822 1014481 638269 407899 0 0 Z N"><draw:equation draw:name="f0" draw:formula="0*logwidth/1462822"/><draw:equation draw:name="f1" draw:formula="0*logheight/1014481"/><draw:equation draw:name="f2" draw:formula="1462822*logwidth/1462822"/><draw:equation draw:name="f3" draw:formula="0*logheight/1014481"/><draw:equation draw:name="f4" draw:formula="1462822*logwidth/1462822"/><draw:equation draw:name="f5" draw:formula="1014481*logheight/1014481"/><draw:equation draw:name="f6" draw:formula="0*logwidth/1462822"/><draw:equation draw:name="f7" draw:formula="1014481*logheight/1014481"/><draw:equation draw:name="f8" draw:formula="0*logwidth/1462822"/><draw:equation draw:name="f9" draw:formula="0*logheight/1014481"/><draw:equation draw:name="f10" draw:formula="0*logwidth/1462822"/><draw:equation draw:name="f11" draw:formula="0*logheight/1014481"/><draw:equation draw:name="f12" draw:formula="1462822*logwidth/1462822"/><draw:equation draw:name="f13" draw:formula="0*logheight/1014481"/><draw:equation draw:name="f14" draw:formula="1462822*logwidth/1462822"/><draw:equation draw:name="f15" draw:formula="1014481*logheight/1014481"/><draw:equation draw:name="f16" draw:formula="638269*logwidth/1462822"/><draw:equation draw:name="f17" draw:formula="407899*logheight/1014481"/><draw:equation draw:name="f18" draw:formula="0*logwidth/1462822"/><draw:equation draw:name="f19" draw:formula="0*logheight/1014481"/><draw:equation draw:name="f20" draw:formula="logwidth"/><draw:equation draw:name="f21" draw:formula="logheight"/></draw:enhanced-geometry></draw:custom-shape><draw:custom-shape draw:name="Rectangle 4" draw:style-name="Mgr5" draw:text-style-name="MP4" svg:width="4.089cm" svg:height="2.091cm" svg:x="14.157cm" svg:y="0.019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5" draw:style-name="Mgr6" draw:text-style-name="MP6" svg:width="1.216cm" svg:height="0.765cm" svg:x="17.027cm" svg:y="0.038cm"><text:p text:style-name="MP5"><text:span text:style-name="MT1">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MP7"><text:span text:style-name="MT2">DAYANANDA SAGAR COLLEGE OF ENGINEERING<text:line-break/>COMPUTER SCIENCE &amp; ENGINEER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meta:editing-cycles>
    <meta:creation-date>2020-02-19T09:24:00</meta:creation-date>
    <dc:date>2020-05-12T14:06:23.913173304</dc:date>
    <meta:editing-duration>PT1M35S</meta:editing-duration>
    <meta:generator>LibreOffice/6.1.2.1$Linux_X86_64 LibreOffice_project/65905a128db06ba48db947242809d14d3f9a93fe</meta:generator>
    <meta:document-statistic meta:table-count="1" meta:image-count="0" meta:object-count="0" meta:page-count="6" meta:paragraph-count="40" meta:word-count="319" meta:character-count="2363" meta:non-whitespace-character-count="1687"/>
    <meta:user-defined meta:name="AppVersion">16.0000</meta:user-defined>
    <meta:user-defined meta:name="DocSecurity" meta:value-type="float">0</meta:user-defined>
    <meta:user-defined meta:name="HyperlinksChanged" meta:value-type="boolean">false</meta:user-defined>
    <meta:user-defined meta:name="KSOProductBuildVer">1033-10.2.0.602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